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1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3.318cm"/>
    </style:style>
    <style:style style:name="co12" style:family="table-column">
      <style:table-column-properties fo:break-before="auto" style:column-width="9.135cm"/>
    </style:style>
    <style:style style:name="co13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0.718cm"/>
    </style:style>
    <style:style style:name="co11" style:family="table-column">
      <style:table-column-properties fo:break-before="auto" style:column-width="4.283cm"/>
    </style:style>
    <style:style style:name="co14" style:family="table-column">
      <style:table-column-properties fo:break-before="auto" style:column-width="9.036cm"/>
    </style:style>
    <style:style style:name="co15" style:family="table-column">
      <style:table-column-properties fo:break-before="auto" style:column-width="1.26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6.509cm" fo:break-before="auto" style:use-optimal-row-height="true"/>
    </style:style>
    <style:style style:name="ro3" style:family="table-row">
      <style:table-row-properties style:row-height="4.785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648cm" fo:break-before="auto" style:use-optimal-row-height="true"/>
    </style:style>
    <style:style style:name="ro7" style:family="table-row">
      <style:table-row-properties style:row-height="1.339cm" fo:break-before="auto" style:use-optimal-row-height="true"/>
    </style:style>
    <style:style style:name="ro8" style:family="table-row">
      <style:table-row-properties style:row-height="1.771cm" fo:break-before="auto" style:use-optimal-row-height="true"/>
    </style:style>
    <style:style style:name="ro9" style:family="table-row">
      <style:table-row-properties style:row-height="2.201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3.062cm" fo:break-before="auto" style:use-optimal-row-height="true"/>
    </style:style>
    <style:style style:name="ro12" style:family="table-row">
      <style:table-row-properties style:row-height="0.517cm" fo:break-before="auto" style:use-optimal-row-height="true"/>
    </style:style>
    <style:style style:name="ro13" style:family="table-row">
      <style:table-row-properties style:row-height="5.976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7" style:family="table-row">
      <style:table-row-properties style:row-height="1.004cm" fo:break-before="auto" style:use-optimal-row-height="true"/>
    </style:style>
    <style:style style:name="ro18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Arial" style:font-name-asian="Droid Sans Fallback" style:font-name-complex="Verdana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transparent" style:rotation-align="none"/>
      <style:text-properties style:text-position="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position="" style:font-name="Liberation Sans" style:font-name-asian="Liberation Sans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fo:background-color="#ff3333"/>
      <style:text-properties style:text-position=""/>
    </style:style>
    <style:style style:name="ce14" style:family="table-cell" style:parent-style-name="Default">
      <style:text-properties style:font-name="Arial" style:font-name-asian="Droid Sans Fallback" style:font-name-complex="Verdana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transparent" style:rotation-align="non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style:font-name-asian="Liberation Sans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F"/>
    </style:style>
    <style:style style:name="T3" style:family="text">
      <style:text-properties fo:font-weight="bold"/>
    </style:style>
    <style:style style:name="T2" style:family="text">
      <style:text-properties style:font-name-asian="Droid Sans Fallback" style:font-name-complex="F"/>
    </style:style>
    <style:style style:name="T5" style:family="text">
      <style:text-properties style:font-name="Liberation Sans" style:font-name-asian="Droid Sans Fallback" style:font-name-complex=""/>
    </style:style>
    <style:style style:name="T6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чипидип</text:p>
          </table:table-cell>
          <table:table-cell office:value-type="string" calcext:value-type="string">
            <text:p>компел</text:p>
          </table:table-cell>
          <table:table-cell office:value-type="string" calcext:value-type="string">
            <text:p>μVRMS</text:p>
          </table:table-cell>
          <table:table-cell table:style-name="ce3" office:value-type="string" calcext:value-type="string">
            <text:p>US$ | 1k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INVERTER</text:p>
          </table:table-cell>
          <table:table-cell office:value-type="string" calcext:value-type="string">
            <text:p>LM2664</text:p>
          </table:table-cell>
          <table:table-cell office:value-type="string" calcext:value-type="string">
            <text:p>http://www.ti.com/lit/ds/symlink/lm2664.pdf</text:p>
          </table:table-cell>
          <table:table-cell/>
          <table:table-cell office:value-type="string" calcext:value-type="string">
            <text:p>Sample</text:p>
            <text:p>0.27 | 1ku</text:p>
          </table:table-cell>
          <table:table-cell/>
          <table:table-cell office:value-type="string" calcext:value-type="string">
            <text:p>1 день</text:p>
            <text:p>0.4565 $</text:p>
            <text:p>0.4818 $</text:p>
            <text:p>0.5072 $</text:p>
            <text:p>0.5478 $</text:p>
            <text:p>0.6086 $</text:p>
            <text:p>0.7608 $</text:p>
            <text:p>0.9130 $</text:p>
            <text:p>от 2000 шт</text:p>
            <text:p>от 1000 шт</text:p>
            <text:p>от 395 шт</text:p>
            <text:p>от 183 шт</text:p>
            <text:p>от 83 шт</text:p>
            <text:p>от 27 шт</text:p>
            <text:p>от 1 шт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CM828</text:p>
          </table:table-cell>
          <table:table-cell office:value-type="string" calcext:value-type="string">
            <text:p>http://ww1.microchip.com/downloads/en/DeviceDoc/21488b.pdf</text:p>
          </table:table-cell>
          <table:table-cell/>
          <table:table-cell office:value-type="string" calcext:value-type="string">
            <text:p>1+</text:p>
            <text:p>26+</text:p>
            <text:p>100+</text:p>
            <text:p>1000+</text:p>
            <text:p>5000+</text:p>
            <text:p>1.64</text:p>
            <text:p>1.36</text:p>
            <text:p>1.24</text:p>
            <text:p>1.03</text:p>
            <text:p>0.95</text:p>
          </table:table-cell>
          <table:table-cell/>
          <table:table-cell office:value-type="string" calcext:value-type="string">
            <text:p>дмс 8 дн</text:p>
            <text:p>0.5136 $</text:p>
            <text:p>0.6139 $</text:p>
            <text:p>0.6530 $</text:p>
            <text:p>0.8117 $</text:p>
            <text:p>1.0098 $</text:p>
            <text:p>от 149 шт</text:p>
            <text:p>от 125 шт</text:p>
            <text:p>от 117 шт</text:p>
            <text:p>от 94 шт</text:p>
            <text:p>от 76 шт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 A/0.6 A dc-to-dc switching regulator with positive and negative outputs</text:p>
          </table:table-cell>
          <table:table-cell office:value-type="string" calcext:value-type="string">
            <text:p>ADP5070ACPZ</text:p>
          </table:table-cell>
          <table:table-cell office:value-type="string" calcext:value-type="string">
            <text:p>http://www.analog.com/media/en/technical-documentation/data-sheets/ADP5070.pdf</text:p>
          </table:table-cell>
          <table:table-cell/>
          <table:table-cell office:value-type="string" calcext:value-type="string">
            <text:p>Sample</text:p>
            <text:p>100-499</text:p>
            <text:p>1000+</text:p>
            <text:p>$2.36</text:p>
            <text:p>$2.19</text:p>
          </table:table-cell>
          <table:table-cell/>
          <table:table-cell office:value-type="string" calcext:value-type="string">
            <text:p>дмс 8 дн</text:p>
            <text:p>4.6800 $</text:p>
            <text:p>5.2459 $</text:p>
            <text:p>5.8335 $</text:p>
            <text:p>5.9859 $</text:p>
            <text:p>8.8367 $</text:p>
            <text:p>от 500 шт</text:p>
            <text:p>от 250 шт</text:p>
            <text:p>от 100 шт</text:p>
            <text:p>от 13 шт</text:p>
            <text:p>от 9 шт</text:p>
          </table:table-cell>
          <table:table-cell table:number-columns-repeated="2"/>
          <table:table-cell office:value-type="string" calcext:value-type="string">
            <text:p>1A/0.6A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-39V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LM27761</text:p>
          </table:table-cell>
          <table:table-cell office:value-type="string" calcext:value-type="string">
            <text:p>http://www.ti.com/lit/ds/symlink/lm27761.pdf</text:p>
          </table:table-cell>
          <table:table-cell/>
          <table:table-cell office:value-type="string" calcext:value-type="string">
            <text:p><text:span text:style-name="T1">Sample</text:span></text:p>
            <text:p>0.78 | 1ku   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50mA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LM2776</text:p>
          </table:table-cell>
          <table:table-cell office:value-type="string" calcext:value-type="string">
            <text:p>http://www.ti.com/lit/ds/symlink/lm2776.pdf</text:p>
          </table:table-cell>
          <table:table-cell/>
          <table:table-cell office:value-type="string" calcext:value-type="string">
            <text:p>0.36 | 1ku <text:s text:c="3"/></text:p>
          </table:table-cell>
          <table:table-cell table:number-columns-repeated="9"/>
        </table:table-row>
        <table:table-row table:style-name="ro5">
          <table:table-cell table:number-columns-repeated="14"/>
        </table:table-row>
        <table:table-row table:style-name="ro2">
          <table:table-cell office:value-type="string" calcext:value-type="string">
            <text:p>+3V REGULATOR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http://www.ti.com/lit/ds/symlink/lp5907.pdf</text:p>
          </table:table-cell>
          <table:table-cell/>
          <table:table-cell office:value-type="string" calcext:value-type="string">
            <text:p><text:span text:style-name="T1">Sample</text:span></text:p>
            <text:p>0.14 | 1ku</text:p>
          </table:table-cell>
          <table:table-cell/>
          <table:table-cell office:value-type="string" calcext:value-type="string">
            <text:p>1 день</text:p>
            <text:p>0.1595 $</text:p>
            <text:p>0.1683 $</text:p>
            <text:p>0.1772 $</text:p>
            <text:p>0.1914 $</text:p>
            <text:p>0.2126 $</text:p>
            <text:p>0.2658 $</text:p>
            <text:p>0.3190 $</text:p>
            <text:p>от 6000 шт</text:p>
            <text:p>от 3000 шт</text:p>
            <text:p>от 1129 шт</text:p>
            <text:p>от 523 шт</text:p>
            <text:p>от 236 шт</text:p>
            <text:p>от 76 шт</text:p>
            <text:p>от 1 шт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50mA</text:p>
          </table:table-cell>
          <table:table-cell/>
          <table:table-cell office:value-type="string" calcext:value-type="string">
            <text:p>+3V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inear regulator, 3.3 V, ultralow noise, CMOS</text:p>
          </table:table-cell>
          <table:table-cell office:value-type="string" calcext:value-type="string">
            <text:p>ADP7118ACPZN-3.3</text:p>
          </table:table-cell>
          <table:table-cell office:value-type="string" calcext:value-type="string">
            <text:p>http://www.analog.com/media/en/technical-documentation/data-sheets/ADP7118.pdf</text:p>
          </table:table-cell>
          <table:table-cell/>
          <table:table-cell office:value-type="string" calcext:value-type="string">
            <text:p>Sample</text:p>
            <text:p><text:span text:style-name="T1">1000+</text:span></text:p>
            <text:p><text:span text:style-name="T1">$0.77</text:span></text:p>
          </table:table-cell>
          <table:table-cell/>
          <table:table-cell office:value-type="string" calcext:value-type="string">
            <text:p>дмс 18 дн</text:p>
            <text:p>1.5534 $</text:p>
            <text:p>1.6786 $</text:p>
            <text:p>1.7413 $</text:p>
            <text:p>2.0545 $</text:p>
            <text:p>2.6808 $</text:p>
            <text:p>3.3385 $</text:p>
            <text:p>от 2000 шт</text:p>
            <text:p>от 1000 шт</text:p>
            <text:p>от 500 шт</text:p>
            <text:p>от 100 шт</text:p>
            <text:p>от 30 шт</text:p>
            <text:p>от 24 шт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0 mA</text:p>
          </table:table-cell>
          <table:table-cell office:value-type="string" calcext:value-type="string">
            <text:p>20 V</text:p>
          </table:table-cell>
          <table:table-cell office:value-type="string" calcext:value-type="string">
            <text:p>3.3 V</text:p>
          </table:table-cell>
          <table:table-cell table:number-columns-repeated="2"/>
        </table:table-row>
        <table:table-row table:style-name="ro5">
          <table:table-cell table:number-columns-repeated="14"/>
        </table:table-row>
        <table:table-row table:style-name="ro2">
          <table:table-cell office:value-type="string" calcext:value-type="string">
            <text:p>-2.5V REGULATOR</text:p>
          </table:table-cell>
          <table:table-cell office:value-type="string" calcext:value-type="string">
            <text:p>TPS72325</text:p>
          </table:table-cell>
          <table:table-cell office:value-type="string" calcext:value-type="string">
            <text:p>http://www.ti.com/lit/ds/symlink/tps723.pdf</text:p>
          </table:table-cell>
          <table:table-cell/>
          <table:table-cell office:value-type="string" calcext:value-type="string">
            <text:p><text:span text:style-name="T1">Sample</text:span></text:p>
            <text:p>1.25 | 1ku</text:p>
          </table:table-cell>
          <table:table-cell/>
          <table:table-cell office:value-type="string" calcext:value-type="string">
            <text:p>1 день</text:p>
            <text:p>2.0955 $</text:p>
            <text:p>2.2119 $</text:p>
            <text:p>2.3283 $</text:p>
            <text:p>2.5146 $</text:p>
            <text:p>2.7940 $</text:p>
            <text:p>3.4925 $</text:p>
            <text:p>4.1909 $</text:p>
            <text:p>от 500 шт</text:p>
            <text:p>от 250 шт</text:p>
            <text:p>от 86 шт</text:p>
            <text:p>от 40 шт</text:p>
            <text:p>от 18 шт</text:p>
            <text:p>от 6 шт</text:p>
            <text:p>от 1 шт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2"/>
          <table:table-cell office:value-type="string" calcext:value-type="string">
            <text:p>-2.5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justable Output </text:p>
            <text:p>Negative Output    </text:p>
          </table:table-cell>
          <table:table-cell table:style-name="ce3" office:value-type="string" calcext:value-type="string">
            <text:p>TPS7A33</text:p>
          </table:table-cell>
          <table:table-cell office:value-type="string" calcext:value-type="string">
            <text:p>http://www.ti.com/lit/ds/symlink/tps7a33.pdf</text:p>
          </table:table-cell>
          <table:table-cell/>
          <table:table-cell office:value-type="string" calcext:value-type="string">
            <text:p><text:span text:style-name="T1">Sample</text:span></text:p>
            <text:p>2.70 | 1ku </text:p>
          </table:table-cell>
          <table:table-cell/>
          <table:table-cell office:value-type="string" calcext:value-type="string">
            <text:p>1 день</text:p>
            <text:p>4.3469 $</text:p>
            <text:p>4.5884 $</text:p>
            <text:p>4.8299 $</text:p>
            <text:p>5.2163 $</text:p>
            <text:p>5.7959 $</text:p>
            <text:p>7.2449 $</text:p>
            <text:p>8.6938 $</text:p>
            <text:p>от 250 шт</text:p>
            <text:p>от 109 шт</text:p>
            <text:p>от 42 шт</text:p>
            <text:p>от 20 шт</text:p>
            <text:p>от 9 шт</text:p>
            <text:p>от 3 шт</text:p>
            <text:p>от 1 шт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 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PS7A3001</text:p>
          </table:table-cell>
          <table:table-cell office:value-type="string" calcext:value-type="string">
            <text:p>http://www.ti.com/lit/ds/symlink/tps7a3001-ep.pdf</text:p>
          </table:table-cell>
          <table:table-cell office:value-type="string" calcext:value-type="string">
            <text:p>https://store.ti.com/TPS7A3001MDGNTEP.aspx</text:p>
          </table:table-cell>
          <table:table-cell office:value-type="string" calcext:value-type="string">
            <text:p><text:span text:style-name="T1">Sample</text:span></text:p>
            <text:p>Contact Distributor</text:p>
          </table:table-cell>
          <table:table-cell/>
          <table:table-cell office:value-type="string" calcext:value-type="string">
            <text:p>1 день</text:p>
            <text:p>2.9812 $</text:p>
            <text:p>3.1468 $</text:p>
            <text:p>3.3124 $</text:p>
            <text:p>3.5774 $</text:p>
            <text:p>3.9749 $</text:p>
            <text:p>4.9686 $</text:p>
            <text:p>5.9623 $</text:p>
            <text:p>от 336 шт</text:p>
            <text:p>от 159 шт</text:p>
            <text:p>от 61 шт</text:p>
            <text:p>от 28 шт</text:p>
            <text:p>от 13 шт</text:p>
            <text:p>от 5 шт</text:p>
            <text:p>от 1 шт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djustable Output </text:p>
            <text:p>Negative Output    </text:p>
          </table:table-cell>
          <table:table-cell office:value-type="string" calcext:value-type="string">
            <text:p>TPS7A30</text:p>
          </table:table-cell>
          <table:table-cell office:value-type="string" calcext:value-type="string">
            <text:p>http://www.ti.com/lit/ds/symlink/tps7a30.pdf</text:p>
          </table:table-cell>
          <table:table-cell/>
          <table:table-cell office:value-type="string" calcext:value-type="string">
            <text:p>1.50 | 1ku <text:s text:c="2"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−28 V, −200 mA, low noise, linear regulator</text:p>
          </table:table-cell>
          <table:table-cell office:value-type="string" calcext:value-type="string">
            <text:p>ADP7182ACPZ</text:p>
          </table:table-cell>
          <table:table-cell office:value-type="string" calcext:value-type="string">
            <text:p>http://www.analog.com/media/en/technical-documentation/data-sheets/ADP7182.pdf</text:p>
          </table:table-cell>
          <table:table-cell/>
          <table:table-cell office:value-type="string" calcext:value-type="string">
            <text:p><text:span text:style-name="T1">Sample</text:span></text:p>
            <text:p>1000+</text:p>
            <text:p>$1.45</text:p>
          </table:table-cell>
          <table:table-cell office:value-type="string" calcext:value-type="string">
            <text:p>http://www.chipdip.ru/product/adp7182acpz-r7-1/</text:p>
          </table:table-cell>
          <table:table-cell office:value-type="string" calcext:value-type="string">
            <text:p>дмс 4 дн</text:p>
            <text:p>2.6536 $</text:p>
            <text:p>от 15 шт</text:p>
          </table:table-cell>
          <table:table-cell office:value-type="float" office:value="18" calcext:value-type="float">
            <text:p>1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−200 mA</text:p>
          </table:table-cell>
          <table:table-cell office:value-type="string" calcext:value-type="string">
            <text:p>−28 V</text:p>
          </table:table-cell>
          <table:table-cell office:value-type="string" calcext:value-type="string">
            <text:p>-3 V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36V, 1.5A Negative Linear Regulator with Programmable Current Limit</text:p>
          </table:table-cell>
          <table:table-cell office:value-type="string" calcext:value-type="string">
            <text:p>LT3091EFE</text:p>
          </table:table-cell>
          <table:table-cell table:number-columns-repeated="2"/>
          <table:table-cell office:value-type="string" calcext:value-type="string">
            <text:p>1-99</text:p>
            <text:p>100+</text:p>
            <text:p>$4.10</text:p>
            <text:p>$3.49</text:p>
          </table:table-cell>
          <table:table-cell table:number-columns-repeated="9"/>
        </table:table-row>
        <table:table-row table:style-name="ro5" table:number-rows-repeated="2">
          <table:table-cell table:number-columns-repeated="14"/>
        </table:table-row>
        <table:table-row table:style-name="ro9">
          <table:table-cell table:style-name="ce1" office:value-type="string" calcext:value-type="string">
            <text:p>+2.5V LDO REG</text:p>
          </table:table-cell>
          <table:table-cell table:style-name="ce1" office:value-type="string" calcext:value-type="string">
            <text:p>TLV70025-Q1</text:p>
          </table:table-cell>
          <table:table-cell office:value-type="string" calcext:value-type="string">
            <text:p>http://www.ti.com/lit/ds/symlink/tlv700-q1.pdf</text:p>
          </table:table-cell>
          <table:table-cell office:value-type="string" calcext:value-type="string">
            <text:p>https://store.ti.com/TLV70025QDDCRQ1.aspx</text:p>
          </table:table-cell>
          <table:table-cell office:value-type="string" calcext:value-type="string">
            <text:p><text:span text:style-name="T1">Sample</text:span></text:p>
            <text:p>0.17 | 1ku</text:p>
          </table:table-cell>
          <table:table-cell/>
          <table:table-cell office:value-type="string" calcext:value-type="string">
            <text:p>дмс 8 дн</text:p>
            <text:p>0.8096 $</text:p>
            <text:p>1.2638 $</text:p>
            <text:p>от 96 шт</text:p>
            <text:p>от 61 шт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+2.5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5 V reference</text:p>
          </table:table-cell>
          <table:table-cell office:value-type="string" calcext:value-type="string">
            <text:p>ADR441ARZ</text:p>
          </table:table-cell>
          <table:table-cell office:value-type="string" calcext:value-type="string">
            <text:p>http://www.analog.com/media/en/technical-documentation/data-sheets/ADR440_441_443_444_445.pdf</text:p>
          </table:table-cell>
          <table:table-cell/>
          <table:table-cell office:value-type="string" calcext:value-type="string">
            <text:p>Sample</text:p>
            <text:p><text:span text:style-name="T1">100-499</text:span></text:p>
            <text:p><text:span text:style-name="T1">1000+</text:span></text:p>
            <text:p><text:span text:style-name="T1">$3.02</text:span></text:p>
            <text:p><text:span text:style-name="T1">$2.78</text:span></text:p>
          </table:table-cell>
          <table:table-cell office:value-type="string" calcext:value-type="string">
            <text:p>http://www.chipdip.ru/product/adr441brz/</text:p>
          </table:table-cell>
          <table:table-cell office:value-type="string" calcext:value-type="string">
            <text:p>1 день</text:p>
            <text:p>3.8192 $</text:p>
            <text:p>4.0314 $</text:p>
            <text:p>4.2436 $</text:p>
            <text:p>4.5831 $</text:p>
            <text:p>5.0923 $</text:p>
            <text:p>6.3654 $</text:p>
            <text:p>7.6385 $</text:p>
            <text:p>от 294 шт</text:p>
            <text:p>от 125 шт</text:p>
            <text:p>от 48 шт</text:p>
            <text:p>от 22 шт</text:p>
            <text:p>от 10 шт</text:p>
            <text:p>от 4 шт</text:p>
            <text:p>от 1 шт</text:p>
          </table:table-cell>
          <table:table-cell office:value-type="string" calcext:value-type="string">
            <text:p>+-3mV <text:span text:style-name="T3">(</text:span>0.12%<text:span text:style-name="T3">)</text:span></text:p>
          </table:table-cell>
          <table:table-cell table:number-columns-repeated="2"/>
          <table:table-cell office:value-type="string" calcext:value-type="string">
            <text:p>18 V</text:p>
          </table:table-cell>
          <table:table-cell office:value-type="string" calcext:value-type="string">
            <text:p>2.5 V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Automotive 250mA, Ultra-Low Noise Low-Dropout Regulator</text:p>
          </table:table-cell>
          <table:table-cell office:value-type="string" calcext:value-type="string">
            <text:p>LP5907QMFX-2.5Q1</text:p>
          </table:table-cell>
          <table:table-cell office:value-type="string" calcext:value-type="string">
            <text:p>http://www.ti.com/lit/ds/symlink/lp5907-q1.pdf</text:p>
          </table:table-cell>
          <table:table-cell office:value-type="string" calcext:value-type="string">
            <text:p>https://store.ti.com/LP5907QMFX-2.5Q1.aspx</text:p>
          </table:table-cell>
          <table:table-cell office:value-type="string" calcext:value-type="string">
            <text:p>Sample</text:p>
            <text:p>0.16 | 1ku    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50mA</text:p>
          </table:table-cell>
          <table:table-cell table:number-columns-repeated="4"/>
        </table:table-row>
        <table:table-row table:style-name="ro5" table:number-rows-repeated="5">
          <table:table-cell table:number-columns-repeated="14"/>
        </table:table-row>
        <table:table-row table:style-name="ro11">
          <table:table-cell office:value-type="string" calcext:value-type="string">
            <text:p>Quad voltage monitor and sequencer</text:p>
          </table:table-cell>
          <table:table-cell office:value-type="string" calcext:value-type="string">
            <text:p>ADM1185ARMZ-1</text:p>
          </table:table-cell>
          <table:table-cell office:value-type="string" calcext:value-type="string">
            <text:p>http://www.analog.com/media/en/technical-documentation/data-sheets/ADM1185.pdf</text:p>
          </table:table-cell>
          <table:table-cell table:number-columns-repeated="3"/>
          <table:table-cell office:value-type="string" calcext:value-type="string">
            <text:p>16 дн</text:p>
            <text:p>3.4766 $</text:p>
            <text:p>4.3065 $</text:p>
            <text:p>4.4318 $</text:p>
            <text:p>от 500 шт</text:p>
            <text:p>от 100 шт</text:p>
            <text:p>от 50 шт</text:p>
          </table:table-cell>
          <table:table-cell table:number-columns-repeated="3"/>
          <table:table-cell office:value-type="string" calcext:value-type="string">
            <text:p>2.7 V to 5.5 V</text:p>
          </table:table-cell>
          <table:table-cell table:number-columns-repeated="3"/>
        </table:table-row>
        <table:table-row table:style-name="ro5">
          <table:table-cell table:number-columns-repeated="14"/>
        </table:table-row>
        <table:table-row table:style-name="ro12">
          <table:table-cell table:style-name="ce2" office:value-type="string" calcext:value-type="string">
            <text:p>Linear Regulator AdjV, Ultralow Noise, CMOS</text:p>
          </table:table-cell>
          <table:table-cell table:style-name="ce2" office:value-type="string" calcext:value-type="string">
            <text:p>ADP7118ARDZ</text:p>
          </table:table-cell>
          <table:table-cell table:number-columns-repeated="12"/>
        </table:table-row>
        <table:table-row table:style-name="ro5">
          <table:table-cell table:number-columns-repeated="14"/>
        </table:table-row>
        <table:table-row table:style-name="ro12">
          <table:table-cell table:style-name="ce2" office:value-type="string" calcext:value-type="string">
            <text:p>Low Noise, High Speed Amplifier for 16-Bit Systems</text:p>
          </table:table-cell>
          <table:table-cell table:style-name="ce2" office:value-type="string" calcext:value-type="string">
            <text:p>ADA4841-1YRJZ</text:p>
          </table:table-cell>
          <table:table-cell table:number-columns-repeated="1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8.192 MHz crystal, 12 pF, SMD, 150 Ohm</text:p>
          </table:table-cell>
          <table:table-cell office:value-type="string" calcext:value-type="string">
            <text:p>AA-8.192MAGE-T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Oscillator, SG-210 series, 8.192 MHz</text:p>
          </table:table-cell>
          <table:table-cell office:value-type="string" calcext:value-type="string">
            <text:p>SG-210STF 8.1920ML</text:p>
          </table:table-cell>
          <table:table-cell table:number-columns-repeated="12"/>
        </table:table-row>
        <table:table-row table:style-name="ro5">
          <table:table-cell table:number-columns-repeated="14"/>
        </table:table-row>
        <table:table-row table:style-name="ro12">
          <table:table-cell office:value-type="string" calcext:value-type="string">
            <text:p>FA-128, 32MHZ, 10PPM, 8PF</text:p>
          </table:table-cell>
          <table:table-cell table:style-name="ce2" office:value-type="string" calcext:value-type="string">
            <text:p>FEC 1712806</text:p>
          </table:table-cell>
          <table:table-cell table:number-columns-repeated="12"/>
        </table:table-row>
        <table:table-row table:style-name="ro12">
          <table:table-cell table:style-name="ce2" office:value-type="string" calcext:value-type="string">
            <text:p>Oscillator SG-210 Series 32MHz</text:p>
          </table:table-cell>
          <table:table-cell table:style-name="ce2" office:value-type="string" calcext:value-type="string">
            <text:p>Digikey SER3839-ND</text:p>
          </table:table-cell>
          <table:table-cell table:number-columns-repeated="12"/>
        </table:table-row>
        <table:table-row table:style-name="ro12">
          <table:table-cell table:style-name="ce2" table:number-columns-repeated="2"/>
          <table:table-cell table:number-columns-repeated="12"/>
        </table:table-row>
        <table:table-row table:style-name="ro11">
          <table:table-cell table:style-name="ce2" office:value-type="string" calcext:value-type="string">
            <text:p>24MHz ±10ppm Crystal 9pF 40 Ohm -40°C ~ 85°C Surface Mount 4-SMD, No Lead (DFN, LCC)</text:p>
          </table:table-cell>
          <table:table-cell table:style-name="ce2" office:value-type="string" calcext:value-type="string">
            <text:p>TSX-3225 24.0000MF15X-AC3</text:p>
          </table:table-cell>
          <table:table-cell table:number-columns-repeated="4"/>
          <table:table-cell office:value-type="string" calcext:value-type="string">
            <text:p>19 дн</text:p>
            <text:p>0.8026 $</text:p>
            <text:p>1.1314 $</text:p>
            <text:p>1.4416 $</text:p>
            <text:p>от 1250 шт</text:p>
            <text:p>от 500 шт</text:p>
            <text:p>от 250 шт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32.768kHz ±20ppm Crystal 7pF 50 kOhm -40°C ~ 85°C Surface Mount 2-SMD, No Lead (DFN, LCC)</text:p>
          </table:table-cell>
          <table:table-cell table:style-name="ce4" office:value-type="string" calcext:value-type="string">
            <text:p>FC-135 32.7680KA-AG0</text:p>
          </table:table-cell>
          <table:table-cell table:number-columns-repeated="12"/>
        </table:table-row>
        <table:table-row table:style-name="ro12">
          <table:table-cell table:style-name="ce2" table:number-columns-repeated="2"/>
          <table:table-cell table:number-columns-repeated="12"/>
        </table:table-row>
        <table:table-row table:style-name="ro12">
          <table:table-cell table:style-name="ce2" office:value-type="string" calcext:value-type="string">
            <text:p>8192 \SMD05032C4\12\ 10\ 30/-40~85C\SMD0503(4P)\1Г SDE (8.192L12) T/R (лазер)</text:p>
          </table:table-cell>
          <table:table-cell table:style-name="ce2"/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32000 \SMD02016C4\ 8\ 10\ 30/-40~85C\SMD2016\1Г SDE T/R (SDE32.0ML8E)</text:p>
          </table:table-cell>
          <table:table-cell table:style-name="ce2"/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32000 \SMD06035C4\ 8\ 10\\SMD6035-04\бм MEC</text:p>
          </table:table-cell>
          <table:table-cell table:style-name="ce2"/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2">
          <table:table-cell table:style-name="ce2"/>
          <table:table-cell table:number-columns-repeated="13"/>
        </table:table-row>
        <table:table-row table:style-name="ro5">
          <table:table-cell/>
          <table:table-cell table:style-name="ce3" office:value-type="string" calcext:value-type="string">
            <text:p>ADR440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2.048</text:p>
          </table:table-cell>
          <table:table-cell office:value-type="string" calcext:value-type="string">
            <text:p>±3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string" calcext:value-type="string">
            <text:p>ADR440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2.048</text:p>
          </table:table-cell>
          <table:table-cell office:value-type="string" calcext:value-type="string">
            <text:p>±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/>
          <table:table-cell office:value-type="string" calcext:value-type="string">
            <text:p>ADR441A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±3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string" calcext:value-type="string">
            <text:p>ADR441B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±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/>
          <table:table-cell office:value-type="string" calcext:value-type="string">
            <text:p>ADR443A</text:p>
          </table:table-cell>
          <table:table-cell table:number-columns-repeated="5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±4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string" calcext:value-type="string">
            <text:p>ADR443B</text:p>
          </table:table-cell>
          <table:table-cell table:number-columns-repeated="5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±1.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/>
          <table:table-cell office:value-type="string" calcext:value-type="string">
            <text:p>ADR444A</text:p>
          </table:table-cell>
          <table:table-cell table:number-columns-repeated="5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4.096</text:p>
          </table:table-cell>
          <table:table-cell office:value-type="string" calcext:value-type="string">
            <text:p>±5</text:p>
          </table:table-cell>
          <table:table-cell office:value-type="float" office:value="10" calcext:value-type="float">
            <text:p>10</text:p>
          </table:table-cell>
        </table:table-row>
        <table:table-row table:style-name="ro12">
          <table:table-cell table:style-name="ce2" office:value-type="string" calcext:value-type="string">
            <text:p>4V XFET Reference</text:p>
          </table:table-cell>
          <table:table-cell office:value-type="string" calcext:value-type="string">
            <text:p>ADR444B</text:p>
          </table:table-cell>
          <table:table-cell table:number-columns-repeated="5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4.096</text:p>
          </table:table-cell>
          <table:table-cell office:value-type="string" calcext:value-type="string">
            <text:p>±1.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/>
          <table:table-cell office:value-type="string" calcext:value-type="string">
            <text:p>ADR445A</text:p>
          </table:table-cell>
          <table:table-cell table:number-columns-repeated="5"/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±6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string" calcext:value-type="string">
            <text:p>ADR445B</text:p>
          </table:table-cell>
          <table:table-cell table:number-columns-repeated="5"/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+10 mA −5 mA</text:p>
          </table:table-cell>
          <table:table-cell office:value-type="string" calcext:value-type="string">
            <text:p>18 V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±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4"/>
        </table:table-row>
        <table:table-row table:style-name="ro13">
          <table:table-cell office:value-type="string" calcext:value-type="string">
            <text:p>KX-3H 8.1920 MHz (GEYER)</text:p>
            <text:p><text:span text:style-name="T1">30ppm 50ppm 16pF</text:span></text:p>
          </table:table-cell>
          <table:table-cell table:number-columns-repeated="5"/>
          <table:table-cell office:value-type="string" calcext:value-type="string">
            <text:p>1 день</text:p>
            <text:p>0.1756 $</text:p>
            <text:p>0.1854 $</text:p>
            <text:p>0.1951 $</text:p>
            <text:p>0.2108 $</text:p>
            <text:p>0.2342 $</text:p>
            <text:p>0.2927 $</text:p>
            <text:p>0.3513 $</text:p>
            <text:p>от 5600 шт</text:p>
            <text:p>от 2600 шт</text:p>
            <text:p>от 1000 шт</text:p>
            <text:p>от 400 шт</text:p>
            <text:p>от 200 шт</text:p>
            <text:p>от 69 шт</text:p>
            <text:p>от 1 шт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9C-8.192MAAJ-T (TXC)</text:p>
            <text:p><text:span text:style-name="T1">30ppm 30ppm 18pF</text:span></text:p>
          </table:table-cell>
          <table:table-cell table:number-columns-repeated="5"/>
          <table:table-cell office:value-type="string" calcext:value-type="string">
            <text:p>дмс 8 дн</text:p>
            <text:p>0.5858 $</text:p>
            <text:p>от 133 шт</text:p>
            <text:p>ДМС 8 дн</text:p>
            <text:p>0.3451 $</text:p>
            <text:p>0.3628 $</text:p>
            <text:p>от 250 шт</text:p>
            <text:p>от 214 шт</text:p>
          </table:table-cell>
          <table:table-cell table:number-columns-repeated="7"/>
        </table:table-row>
        <table:table-row table:style-name="ro15">
          <table:table-cell office:value-type="string" calcext:value-type="string">
            <text:p>ABLS2-8.192MHZ-D4Y-T (ABRACON)</text:p>
            <text:p>30ppm 30ppm 18pF</text:p>
          </table:table-cell>
          <table:table-cell table:number-columns-repeated="5"/>
          <table:table-cell office:value-type="string" calcext:value-type="string">
            <text:p>дмс 8 дн</text:p>
            <text:p>0.2686 $</text:p>
            <text:p>0.2739 $</text:p>
            <text:p>от 5000 шт</text:p>
            <text:p>от 1000 шт</text:p>
            <text:p>Дмс 18 дн</text:p>
            <text:p>0.4588 $</text:p>
            <text:p>0.4666 $</text:p>
            <text:p>0.5512 $</text:p>
            <text:p>0.6090 $</text:p>
            <text:p>0.7219 $</text:p>
            <text:p>от 500 шт</text:p>
            <text:p>от 182 шт</text:p>
            <text:p>от 152 шт</text:p>
            <text:p>от 137 шт</text:p>
            <text:p>от 114 шт</text:p>
          </table:table-cell>
          <table:table-cell table:number-columns-repeated="7"/>
        </table:table-row>
        <table:table-row table:style-name="ro5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ADA4896-2</text:p>
          </table:table-cell>
          <table:table-cell table:number-columns-repeated="2"/>
          <table:table-cell table:style-name="ce5" office:value-type="string" calcext:value-type="string">
            <text:p><text:span text:style-name="T2">Sample</text:span></text:p>
            <text:p><text:span text:style-name="T2">100-499</text:span></text:p>
            <text:p><text:span text:style-name="T2">1000+</text:span></text:p>
            <text:p><text:span text:style-name="T2">$3.86</text:span></text:p>
            <text:p><text:span text:style-name="T2">$3.21</text:span></text:p>
          </table:table-cell>
          <table:table-cell/>
          <table:table-cell office:value-type="string" calcext:value-type="string">
            <text:p>1 день</text:p>
            <text:p>5.9671 $</text:p>
            <text:p>6.2986 $</text:p>
            <text:p>6.6301 $</text:p>
            <text:p>7.1605 $</text:p>
            <text:p>7.9561 $</text:p>
            <text:p>9.9452 $</text:p>
            <text:p>11.93 $</text:p>
            <text:p>от 168 шт</text:p>
            <text:p>от 80 шт</text:p>
            <text:p>от 31 шт</text:p>
            <text:p>от 14 шт</text:p>
            <text:p>от 7 шт</text:p>
            <text:p>от 3 шт</text:p>
            <text:p>от 1 шт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5">
          <table:table-cell table:number-columns-repeated="3"/>
          <table:table-cell office:value-type="string" calcext:value-type="string">
            <text:p>Frequency</text:p>
          </table:table-cell>
          <table:table-cell office:value-type="string" calcext:value-type="string">
            <text:p>Voltage – Supply</text:p>
          </table:table-cell>
          <table:table-cell office:value-type="string" calcext:value-type="string">
            <text:p>Frequency Stability</text:p>
          </table:table-cell>
          <table:table-cell office:value-type="string" calcext:value-type="string">
            <text:p>Frequency Tolerance</text:p>
          </table:table-cell>
          <table:table-cell office:value-type="string" calcext:value-type="string">
            <text:p>Load Capacitance</text:p>
          </table:table-cell>
          <table:table-cell office:value-type="string" calcext:value-type="string">
            <text:p>ESR (Equivalent Series Resistance)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Minimum Quantity</text:p>
          </table:table-cell>
          <table:table-cell/>
        </table:table-row>
        <table:table-row table:style-name="ro5">
          <table:table-cell office:value-type="string" calcext:value-type="string">
            <text:p>AD777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A-8.192MAGE-T</text:p>
          </table:table-cell>
          <table:table-cell office:value-type="string" calcext:value-type="string">
            <text:p>8.192MHz</text:p>
          </table:table-cell>
          <table:table-cell/>
          <table:table-cell office:value-type="string" calcext:value-type="string">
            <text:p>±50ppm</text:p>
          </table:table-cell>
          <table:table-cell office:value-type="string" calcext:value-type="string">
            <text:p>±30ppm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150 Ohm</text:p>
          </table:table-cell>
          <table:table-cell office:value-type="float" office:value="0.525" calcext:value-type="float">
            <text:p>0.5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digikey.com/product-detail/en/txc-corporation/AA-8.192MAGE-T/887-1668-1-ND/3454709" xlink:type="simple">http://www.digikey.com/product-detail/en/txc-corporation/AA-8.192MAGE-T/887-1668-1-ND/3454709</text:a></text:p>
          </table:table-cell>
        </table:table-row>
        <table:table-row table:style-name="ro1">
          <table:table-cell office:value-type="string" calcext:value-type="string">
            <text:p>AD7779</text:p>
          </table:table-cell>
          <table:table-cell office:value-type="string" calcext:value-type="string">
            <text:p>CMOS</text:p>
          </table:table-cell>
          <table:table-cell office:value-type="string" calcext:value-type="string">
            <text:p>SG-210STF 8.1920ML</text:p>
          </table:table-cell>
          <table:table-cell office:value-type="string" calcext:value-type="string">
            <text:p>8.192MHz</text:p>
          </table:table-cell>
          <table:table-cell office:value-type="string" calcext:value-type="string">
            <text:p>1.6 V ~ 3.6 V</text:p>
          </table:table-cell>
          <table:table-cell office:value-type="string" calcext:value-type="string">
            <text:p>±50ppm</text:p>
          </table:table-cell>
          <table:table-cell table:number-columns-repeated="3"/>
          <table:table-cell office:value-type="float" office:value="1.121" calcext:value-type="float">
            <text:p>1.1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digikey.com/product-detail/en/epson/SG-210STF-8.1920ML/SER3859-ND/4692644" xlink:type="simple">http://www.digikey.com/product-detail/en/epson/SG-210STF-8.1920ML/SER3859-ND/4692644</text:a></text:p>
          </table:table-cell>
        </table:table-row>
        <table:table-row table:style-name="ro5">
          <table:table-cell office:value-type="string" calcext:value-type="string">
            <text:p>nRF52832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Q22FA12800025</text:p>
          </table:table-cell>
          <table:table-cell office:value-type="string" calcext:value-type="string">
            <text:p>32MHz</text:p>
          </table:table-cell>
          <table:table-cell/>
          <table:table-cell table:number-columns-repeated="2" office:value-type="string" calcext:value-type="string">
            <text:p>±10ppm</text:p>
          </table:table-cell>
          <table:table-cell office:value-type="string" calcext:value-type="string">
            <text:p>8pF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RF52832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FC-135</text:p>
          </table:table-cell>
          <table:table-cell office:value-type="string" calcext:value-type="string">
            <text:p>32.768kHz</text:p>
          </table:table-cell>
          <table:table-cell/>
          <table:table-cell office:value-type="string" calcext:value-type="string">
            <text:p>±20ppm</text:p>
          </table:table-cell>
          <table:table-cell/>
          <table:table-cell office:value-type="string" calcext:value-type="string">
            <text:p>9pF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C2650</text:p>
          </table:table-cell>
          <table:table-cell office:value-type="string" calcext:value-type="string">
            <text:p>Crystal</text:p>
          </table:table-cell>
          <table:table-cell table:style-name="ce5" office:value-type="string" calcext:value-type="string">
            <text:p>TSX-3225 24.0000MF15X-AC3</text:p>
          </table:table-cell>
          <table:table-cell office:value-type="string" calcext:value-type="string">
            <text:p>24MHz</text:p>
          </table:table-cell>
          <table:table-cell/>
          <table:table-cell office:value-type="string" calcext:value-type="string">
            <text:p>±10ppm</text:p>
          </table:table-cell>
          <table:table-cell/>
          <table:table-cell office:value-type="string" calcext:value-type="string">
            <text:p>9pF</text:p>
          </table:table-cell>
          <table:table-cell office:value-type="string" calcext:value-type="string">
            <text:p>40 Ohm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2650</text:p>
          </table:table-cell>
          <table:table-cell table:style-name="ce5" office:value-type="string" calcext:value-type="string">
            <text:p>Crystal</text:p>
          </table:table-cell>
          <table:table-cell table:style-name="ce4" office:value-type="string" calcext:value-type="string">
            <text:p>FC-135 32.7680KA-AG0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</text:p>
          </table:table-cell>
          <table:table-cell office:value-type="string" calcext:value-type="string">
            <text:p>50 kOhm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7768</text:p>
          </table:table-cell>
          <table:table-cell table:style-name="ce5" office:value-type="string" calcext:value-type="string">
            <text:p>Crystal</text:p>
          </table:table-cell>
          <table:table-cell office:value-type="string" calcext:value-type="string">
            <text:p>FA-128</text:p>
          </table:table-cell>
          <table:table-cell office:value-type="string" calcext:value-type="string">
            <text:p>32MHz</text:p>
          </table:table-cell>
          <table:table-cell/>
          <table:table-cell table:style-name="ce5" office:value-type="string" calcext:value-type="string">
            <text:p>10PPM</text:p>
          </table:table-cell>
          <table:table-cell/>
          <table:table-cell office:value-type="string" calcext:value-type="string">
            <text:p>8PF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D7768</text:p>
          </table:table-cell>
          <table:table-cell table:style-name="ce2" office:value-type="string" calcext:value-type="string">
            <text:p>Oscillator</text:p>
          </table:table-cell>
          <table:table-cell table:style-name="ce2" office:value-type="string" calcext:value-type="string">
            <text:p>Digikey SER3839-ND</text:p>
          </table:table-cell>
          <table:table-cell office:value-type="string" calcext:value-type="string">
            <text:p>32MHz</text:p>
          </table:table-cell>
          <table:table-cell table:number-columns-repeated="8"/>
        </table:table-row>
      </table:table>
      <table:table table:name="Sheet3" table:style-name="ta1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чипидип</text:p>
          </table:table-cell>
          <table:table-cell office:value-type="string" calcext:value-type="string">
            <text:p>компел</text:p>
          </table:table-cell>
          <table:table-cell office:value-type="string" calcext:value-type="string">
            <text:p>μVRMS</text:p>
          </table:table-cell>
          <table:table-cell table:style-name="ce3" office:value-type="string" calcext:value-type="string">
            <text:p>US$ | 1k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4">
          <table:table-cell office:value-type="string" calcext:value-type="string">
            <text:p>Low-Noise Regulated Switched-Capacitor Voltage Inverter</text:p>
          </table:table-cell>
          <table:table-cell office:value-type="string" calcext:value-type="string">
            <text:p>LM27761</text:p>
          </table:table-cell>
          <table:table-cell office:value-type="string" calcext:value-type="string">
            <text:p>http://www.ti.com/lit/ds/symlink/lm27761.pdf</text:p>
          </table:table-cell>
          <table:table-cell/>
          <table:table-cell office:value-type="string" calcext:value-type="string">
            <text:p><text:span text:style-name="T1">Sample</text:span></text:p>
            <text:p>0.78 | 1ku   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50m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tomotive 250mA, Ultra-Low Noise Low-Dropout Regulator</text:p>
          </table:table-cell>
          <table:table-cell office:value-type="string" calcext:value-type="string">
            <text:p>LP5907QMFX-2.5Q1</text:p>
          </table:table-cell>
          <table:table-cell office:value-type="string" calcext:value-type="string">
            <text:p>http://www.ti.com/lit/ds/symlink/lp5907-q1.pdf</text:p>
          </table:table-cell>
          <table:table-cell office:value-type="string" calcext:value-type="string">
            <text:p>https://store.ti.com/LP5907QMFX-2.5Q1.aspx</text:p>
          </table:table-cell>
          <table:table-cell office:value-type="string" calcext:value-type="string">
            <text:p>Sample</text:p>
            <text:p>0.16 | 1ku    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50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+3V REGULATOR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http://www.ti.com/lit/ds/symlink/lp5907.pdf</text:p>
          </table:table-cell>
          <table:table-cell/>
          <table:table-cell office:value-type="string" calcext:value-type="string">
            <text:p><text:span text:style-name="T1">Sample</text:span></text:p>
            <text:p>0.14 | 1ku</text:p>
          </table:table-cell>
          <table:table-cell/>
          <table:table-cell office:value-type="string" calcext:value-type="string">
            <text:p>1 день</text:p>
            <text:p>0.1595 $</text:p>
            <text:p>0.1683 $</text:p>
            <text:p>0.1772 $</text:p>
            <text:p>0.1914 $</text:p>
            <text:p>0.2126 $</text:p>
            <text:p>0.2658 $</text:p>
            <text:p>0.3190 $</text:p>
            <text:p>от 6000 шт</text:p>
            <text:p>от 3000 шт</text:p>
            <text:p>от 1129 шт</text:p>
            <text:p>от 523 шт</text:p>
            <text:p>от 236 шт</text:p>
            <text:p>от 76 шт</text:p>
            <text:p>от 1 шт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50mA</text:p>
          </table:table-cell>
          <table:table-cell/>
          <table:table-cell office:value-type="string" calcext:value-type="string">
            <text:p>+3V</text:p>
          </table:table-cell>
        </table:table-row>
        <table:table-row table:style-name="ro5">
          <table:table-cell/>
          <table:table-cell office:value-type="string" calcext:value-type="string">
            <text:p>LP5907SNX-4.0/NOPB</text:p>
          </table:table-cell>
          <table:table-cell table:number-columns-repeated="10"/>
        </table:table-row>
      </table:table>
      <table:table table:name="Sheet4" table:style-name="ta1">
        <table:table-column table:style-name="co10" table:default-cell-style-name="ce16"/>
        <table:table-column table:style-name="co11" table:default-cell-style-name="ce16"/>
        <table:table-column table:style-name="co14" table:default-cell-style-name="ce16"/>
        <table:table-column table:style-name="co15" table:default-cell-style-name="ce16"/>
        <table:table-row table:style-name="ro18"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SKU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Pric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M27761DSGR</text:p>
          </table:table-cell>
          <table:table-cell office:value-type="string" calcext:value-type="string">
            <text:p>LM27761DSGR-Low-Noise Regulated Switched Capacitor Voltage Inverter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P38798SD-ADJ/NOPB</text:p>
          </table:table-cell>
          <table:table-cell office:value-type="string" calcext:value-type="string">
            <text:p>LP38798SD-ADJ/NOPB-800-mA, High PSRR Ultra-Low-Noise LDO for RF and Analog Circuits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P5907QMFX-2.5Q1</text:p>
          </table:table-cell>
          <table:table-cell office:value-type="string" calcext:value-type="string">
            <text:p>LP5907QMFX-2.5Q1-Automotive 250mA, Ultra-Low Noise Low-Dropout Regulator</text:p>
          </table:table-cell>
          <table:table-cell office:value-type="string" calcext:value-type="string">
            <text:p>$0.0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P5907QMFX-3.3Q1</text:p>
          </table:table-cell>
          <table:table-cell office:value-type="string" calcext:value-type="string">
            <text:p>LP5907QMFX-3.3Q1-Automotive 250mA, Ultra-Low Noise Low-Dropout Regulator</text:p>
          </table:table-cell>
          <table:table-cell office:value-type="string" calcext:value-type="string">
            <text:p>$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P5907SNX-4.0/NOPB</text:p>
          </table:table-cell>
          <table:table-cell office:value-type="string" calcext:value-type="string">
            <text:p>LP5907SNX-4.0/NOPB-250-mA Ultra-Low-Noise LDO</text:p>
          </table:table-cell>
          <table:table-cell office:value-type="string" calcext:value-type="string">
            <text:p>$0.00</text:p>
          </table:table-cell>
        </table:table-row>
      </table:table>
      <table:table table:name="Sheet5" table:style-name="ta1">
        <table:table-column table:style-name="co2" table:number-columns-repeated="12" table:default-cell-style-name="ce3"/>
        <table:table-column table:style-name="co2" table:default-cell-style-name="Default"/>
        <table:table-row table:style-name="ro17">
          <table:table-cell table:style-name="ce7" office:value-type="string" calcext:value-type="string" table:number-columns-spanned="1" table:number-rows-spanned="2">
            <text:p>型名</text:p>
          </table:table-cell>
          <table:table-cell table:style-name="ce8" office:value-type="string" calcext:value-type="string">
            <text:p>サイズ（mm）</text:p>
          </table:table-cell>
          <table:table-cell table:style-name="Default" table:number-columns-repeated="2"/>
          <table:table-cell table:style-name="ce8" office:value-type="string" calcext:value-type="string">
            <text:p>周波数範囲(kHz)</text:p>
          </table:table-cell>
          <table:table-cell table:style-name="Default"/>
          <table:table-cell table:style-name="ce8" office:value-type="string" calcext:value-type="string" table:number-columns-spanned="1" table:number-rows-spanned="2">
            <text:p>周波数許容偏差（×10-6）@+25℃</text:p>
          </table:table-cell>
          <table:table-cell table:style-name="ce8" office:value-type="string" calcext:value-type="string" table:number-columns-spanned="1" table:number-rows-spanned="2">
            <text:p>直列抵抗 （kΩ max.）</text:p>
          </table:table-cell>
          <table:table-cell table:style-name="ce8" office:value-type="string" calcext:value-type="string">
            <text:p>動作温度範囲(℃)</text:p>
          </table:table-cell>
          <table:table-cell table:style-name="Default"/>
          <table:table-cell table:style-name="ce8" office:value-type="string" calcext:value-type="string" table:number-columns-spanned="1" table:number-rows-spanned="2">
            <text:p>負荷容量(pF)</text:p>
          </table:table-cell>
          <table:table-cell table:style-name="ce8" office:value-type="string" calcext:value-type="string" table:number-columns-spanned="1" table:number-rows-spanned="2">
            <text:p>励振レベル(μW)</text:p>
          </table:table-cell>
          <table:table-cell table:style-name="ce9" office:value-type="string" calcext:value-type="string" table:number-columns-spanned="1" table:number-rows-spanned="2">
            <text:p>SSS</text:p>
          </table:table-cell>
        </table:table-row>
        <table:table-row table:style-name="ro1">
          <table:covered-table-cell table:style-name="Default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H(max.)</text:p>
          </table:table-cell>
          <table:table-cell table:style-name="ce9" office:value-type="string" calcext:value-type="string">
            <text:p>min.</text:p>
          </table:table-cell>
          <table:table-cell table:style-name="ce9" office:value-type="string" calcext:value-type="string">
            <text:p>max.</text:p>
          </table:table-cell>
          <table:covered-table-cell table:number-columns-repeated="2" table:style-name="Default"/>
          <table:table-cell table:style-name="ce9" office:value-type="string" calcext:value-type="string">
            <text:p>min.</text:p>
          </table:table-cell>
          <table:table-cell table:style-name="ce9" office:value-type="string" calcext:value-type="string">
            <text:p>max.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office:value-type="string" calcext:value-type="string">
            <text:p><text:a xlink:href="http://www.kds.info/product/dst310s/" xlink:type="simple">DST310S</text:a>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2.768" calcext:value-type="float">
            <text:p>32.768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50/8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,9,12.5</text:p>
          </table:table-cell>
          <table:table-cell office:value-type="float" office:value="0.2" calcext:value-type="float">
            <text:p>0.2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www.kds.info/product/dst311s/" xlink:type="simple">DST311S</text:a>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2.768" calcext:value-type="float">
            <text:p>32.768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50/8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,9,12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5"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<text:a xlink:href="http://www.kds.info/product/dst310s-c/" xlink:type="simple">DST310S</text:a>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2.768" calcext:value-type="float">
            <text:p>32.768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80/12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,9,12.5</text:p>
          </table:table-cell>
          <table:table-cell office:value-type="float" office:value="0.2" calcext:value-type="float">
            <text:p>0.2</text:p>
          </table:table-cell>
          <table:table-cell/>
        </table:table-row>
      </table:table>
      <table:table table:name="Sheet6" table:style-name="ta1">
        <table:table-column table:style-name="co12" table:default-cell-style-name="Default"/>
        <table:table-column table:style-name="co2" table:default-cell-style-name="ce5"/>
        <table:table-column table:style-name="co13" table:default-cell-style-name="ce5"/>
        <table:table-row table:style-name="ro5">
          <table:table-cell office:value-type="string" calcext:value-type="string">
            <text:p>100 шт./лот 1 мкФ X5R Ошибка 10% 16 В 0603 SMD</text:p>
          </table:table-cell>
          <table:table-cell office:value-type="string" calcext:value-type="string">
            <text:p>72,60 руб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0 шт./лот 100nF X7R ошибка 10% 50 В 0603 СМД</text:p>
          </table:table-cell>
          <table:table-cell office:value-type="string" calcext:value-type="string">
            <text:p>27,14 руб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00 шт./лот 10 мкФ X5R ошибка 10% 10 В 0603 СМД</text:p>
          </table:table-cell>
          <table:table-cell office:value-type="string" calcext:value-type="string">
            <text:p>27,14 руб.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7" table:style-name="ta1">
        <table:table-column table:style-name="co2" table:number-columns-repeated="13" table:default-cell-style-name="Default"/>
        <table:table-row table:style-name="ro5">
          <table:table-cell table:number-columns-repeated="4"/>
          <table:table-cell office:value-type="string" calcext:value-type="string">
            <text:p>Frequency</text:p>
          </table:table-cell>
          <table:table-cell office:value-type="string" calcext:value-type="string">
            <text:p>Voltage – Supply</text:p>
          </table:table-cell>
          <table:table-cell office:value-type="string" calcext:value-type="string">
            <text:p>Frequency Stability</text:p>
          </table:table-cell>
          <table:table-cell office:value-type="string" calcext:value-type="string">
            <text:p>Frequency Tolerance</text:p>
          </table:table-cell>
          <table:table-cell office:value-type="string" calcext:value-type="string">
            <text:p>Load Capacitance</text:p>
          </table:table-cell>
          <table:table-cell office:value-type="string" calcext:value-type="string">
            <text:p>ESR (Equivalent Series Resistance)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Minimum Quantity</text:p>
          </table:table-cell>
          <table:table-cell/>
        </table:table-row>
        <table:table-row table:style-name="ro5">
          <table:table-cell office:value-type="string" calcext:value-type="string">
            <text:p>AD7779</text:p>
          </table:table-cell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AA-8.192MAGE-T</text:p>
          </table:table-cell>
          <table:table-cell office:value-type="string" calcext:value-type="string">
            <text:p>8.192MHz</text:p>
          </table:table-cell>
          <table:table-cell/>
          <table:table-cell office:value-type="string" calcext:value-type="string">
            <text:p>±50ppm</text:p>
          </table:table-cell>
          <table:table-cell office:value-type="string" calcext:value-type="string">
            <text:p>±30ppm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150 Ohm</text:p>
          </table:table-cell>
          <table:table-cell office:value-type="float" office:value="0.525" calcext:value-type="float">
            <text:p>0.5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digikey.com/product-detail/en/txc-corporation/AA-8.192MAGE-T/887-1668-1-ND/3454709" xlink:type="simple">http://www.digikey.com/product-detail/en/txc-corporation/AA-8.192MAGE-T/887-1668-1-ND/3454709</text:a></text:p>
          </table:table-cell>
        </table:table-row>
        <table:table-row table:style-name="ro5">
          <table:table-cell/>
          <table:table-cell office:value-type="string" calcext:value-type="string">
            <text:p>http://www.kds.info/product/dsx321g-h1.0/</text:p>
          </table:table-cell>
          <table:table-cell/>
          <table:table-cell office:value-type="string" calcext:value-type="string">
            <text:p>DSX321G(H:1.0mm)</text:p>
          </table:table-cell>
          <table:table-cell office:value-type="string" calcext:value-type="string">
            <text:p>7.9MHz-12MHz</text:p>
          </table:table-cell>
          <table:table-cell/>
          <table:table-cell office:value-type="string" calcext:value-type="string">
            <text:p>±20</text:p>
          </table:table-cell>
          <table:table-cell office:value-type="string" calcext:value-type="string">
            <text:p>±30</text:p>
          </table:table-cell>
          <table:table-cell office:value-type="string" calcext:value-type="string">
            <text:p>8pF,10pF,12pF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http://www.quartz1.com/price/model.php?akt=9532.11</text:p>
          </table:table-cell>
          <table:table-cell office:value-type="string" calcext:value-type="string">
            <text:p>8192 \SMD05032C4\12\ 10\ 30/-40~85C\SMD0503(4P)\1Г SDE (8.192L12) T/R (лазер)</text:p>
          </table:table-cell>
          <table:table-cell office:value-type="string" calcext:value-type="string">
            <text:p>SMD05032C4</text:p>
          </table:table-cell>
          <table:table-cell office:value-type="string" calcext:value-type="string">
            <text:p>8192 <text:s/>кГц</text:p>
          </table:table-cell>
          <table:table-cell/>
          <table:table-cell office:value-type="string" calcext:value-type="string">
            <text:p>10 <text:s/>ppm</text:p>
          </table:table-cell>
          <table:table-cell office:value-type="string" calcext:value-type="string">
            <text:p>30/-40~85C <text:s/>ppm/C</text:p>
          </table:table-cell>
          <table:table-cell office:value-type="string" calcext:value-type="string">
            <text:p>12pF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http://www.quartz1.com/price/model.php?akt=6789.12</text:p>
          </table:table-cell>
          <table:table-cell office:value-type="string" calcext:value-type="string">
            <text:p>8192 \HC49S3\S\ 10\ 30/-20~70C\\1Г +IS (S8,192M) STE Rs50 (лазер)</text:p>
          </table:table-cell>
          <table:table-cell office:value-type="string" calcext:value-type="string">
            <text:p>1Г +IS (S8,192M)</text:p>
          </table:table-cell>
          <table:table-cell office:value-type="string" calcext:value-type="string">
            <text:p>8192 <text:s/>кГц</text:p>
          </table:table-cell>
          <table:table-cell/>
          <table:table-cell office:value-type="string" calcext:value-type="string">
            <text:p>10 <text:s/>ppm</text:p>
          </table:table-cell>
          <table:table-cell office:value-type="string" calcext:value-type="string">
            <text:p>30/-20~70C <text:s/>ppm/C 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AD7779</text:p>
          </table:table-cell>
          <table:table-cell/>
          <table:table-cell office:value-type="string" calcext:value-type="string">
            <text:p>CMOS</text:p>
          </table:table-cell>
          <table:table-cell office:value-type="string" calcext:value-type="string">
            <text:p>SG-210STF 8.1920ML</text:p>
          </table:table-cell>
          <table:table-cell office:value-type="string" calcext:value-type="string">
            <text:p>8.192MHz</text:p>
          </table:table-cell>
          <table:table-cell office:value-type="string" calcext:value-type="string">
            <text:p>1.6 V ~ 3.6 V</text:p>
          </table:table-cell>
          <table:table-cell office:value-type="string" calcext:value-type="string">
            <text:p>±50ppm</text:p>
          </table:table-cell>
          <table:table-cell table:style-name="ce12"/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digikey.com/product-detail/en/epson/SG-210STF-8.1920ML/SER3859-ND/4692644" xlink:type="simple">http://www.digikey.com/product-detail/en/epson/SG-210STF-8.1920ML/SER3859-ND/4692644</text:a></text:p>
          </table:table-cell>
        </table:table-row>
        <table:table-row table:style-name="ro5">
          <table:table-cell table:number-columns-repeated="13"/>
        </table:table-row>
        <table:table-row table:style-name="ro5">
          <table:table-cell office:value-type="string" calcext:value-type="string">
            <text:p>nRF52832</text:p>
          </table:table-cell>
          <table:table-cell/>
          <table:table-cell office:value-type="string" calcext:value-type="string">
            <text:p>XTAL</text:p>
          </table:table-cell>
          <table:table-cell office:value-type="string" calcext:value-type="string">
            <text:p>Q22FA12800025</text:p>
          </table:table-cell>
          <table:table-cell office:value-type="string" calcext:value-type="string">
            <text:p>32MHz</text:p>
          </table:table-cell>
          <table:table-cell/>
          <table:table-cell table:number-columns-repeated="2" office:value-type="string" calcext:value-type="string">
            <text:p>±10ppm</text:p>
          </table:table-cell>
          <table:table-cell office:value-type="string" calcext:value-type="string">
            <text:p>8p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://www.kds.info/product/dsr211ath/</text:p>
          </table:table-cell>
          <table:table-cell/>
          <table:table-cell office:value-type="string" calcext:value-type="string">
            <text:p>DSR211ATH</text:p>
          </table:table-cell>
          <table:table-cell office:value-type="string" calcext:value-type="string">
            <text:p>19.2MHz-38.4MHz</text:p>
          </table:table-cell>
          <table:table-cell/>
          <table:table-cell table:style-name="ce11" office:value-type="string" calcext:value-type="string">
            <text:p>±10（×10-6）</text:p>
          </table:table-cell>
          <table:table-cell table:style-name="ce11" office:value-type="string" calcext:value-type="string">
            <text:p>±12（×10-6）</text:p>
          </table:table-cell>
          <table:table-cell table:style-name="ce13" office:value-type="string" calcext:value-type="string">
            <text:p>7pF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http://www.quartz1.com/price/model.php?akt=616.15</text:p>
          </table:table-cell>
          <table:table-cell office:value-type="string" calcext:value-type="string">
            <text:p>32000 \SMD02016C4\ 8\ 10\ 30/-40~85C\SMD2016\1Г SDE T/R (SDE32.0ML8E)</text:p>
          </table:table-cell>
          <table:table-cell office:value-type="string" calcext:value-type="string">
            <text:p>SDE32.0ML8E</text:p>
          </table:table-cell>
          <table:table-cell office:value-type="string" calcext:value-type="string">
            <text:p>32000 <text:s/>кГц</text:p>
          </table:table-cell>
          <table:table-cell/>
          <table:table-cell table:style-name="ce11" office:value-type="string" calcext:value-type="string">
            <text:p>10 <text:s/>ppm</text:p>
          </table:table-cell>
          <table:table-cell table:style-name="ce11" office:value-type="string" calcext:value-type="string">
            <text:p>30/-40~85C <text:s/>ppm/C</text:p>
          </table:table-cell>
          <table:table-cell table:style-name="ce12" office:value-type="string" calcext:value-type="string">
            <text:p>8pF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RF52832</text:p>
          </table:table-cell>
          <table:table-cell/>
          <table:table-cell office:value-type="string" calcext:value-type="string">
            <text:p>XTAL</text:p>
          </table:table-cell>
          <table:table-cell office:value-type="string" calcext:value-type="string">
            <text:p>FC-135</text:p>
          </table:table-cell>
          <table:table-cell office:value-type="string" calcext:value-type="string">
            <text:p>32.768kHz</text:p>
          </table:table-cell>
          <table:table-cell/>
          <table:table-cell office:value-type="string" calcext:value-type="string">
            <text:p>±20ppm</text:p>
          </table:table-cell>
          <table:table-cell/>
          <table:table-cell office:value-type="string" calcext:value-type="string">
            <text:p>9pF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http://www.kds.info/product/dst310s/</text:p>
          </table:table-cell>
          <table:table-cell table:style-name="ce5"/>
          <table:table-cell table:style-name="ce4" office:value-type="string" calcext:value-type="string">
            <text:p>DST310S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, 9pF, 12.5pF</text:p>
          </table:table-cell>
          <table:table-cell office:value-type="string" calcext:value-type="string">
            <text:p>50kΩ max. / 80kΩ max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http://www.kds.info/product/dst311s/</text:p>
          </table:table-cell>
          <table:table-cell table:style-name="ce5"/>
          <table:table-cell table:style-name="ce4" office:value-type="string" calcext:value-type="string">
            <text:p>DST311S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, 9pF, 12.5pF</text:p>
          </table:table-cell>
          <table:table-cell office:value-type="string" calcext:value-type="string">
            <text:p>50kΩ max. / 80kΩ max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2650</text:p>
          </table:table-cell>
          <table:table-cell/>
          <table:table-cell office:value-type="string" calcext:value-type="string">
            <text:p>Crystal</text:p>
          </table:table-cell>
          <table:table-cell table:style-name="ce5" office:value-type="string" calcext:value-type="string">
            <text:p>TSX-3225 24.0000MF15X-AC3</text:p>
          </table:table-cell>
          <table:table-cell office:value-type="string" calcext:value-type="string">
            <text:p>24MHz</text:p>
          </table:table-cell>
          <table:table-cell/>
          <table:table-cell office:value-type="string" calcext:value-type="string">
            <text:p>±10ppm</text:p>
          </table:table-cell>
          <table:table-cell/>
          <table:table-cell office:value-type="string" calcext:value-type="string">
            <text:p>9pF</text:p>
          </table:table-cell>
          <table:table-cell office:value-type="string" calcext:value-type="string">
            <text:p>40 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www.kds.info/product/dsr211ath/</text:p>
          </table:table-cell>
          <table:table-cell/>
          <table:table-cell office:value-type="string" calcext:value-type="string">
            <text:p>DSR211ATH</text:p>
          </table:table-cell>
          <table:table-cell office:value-type="string" calcext:value-type="string">
            <text:p>19.2MHz-38.4MHz</text:p>
          </table:table-cell>
          <table:table-cell/>
          <table:table-cell table:style-name="ce11" office:value-type="string" calcext:value-type="string">
            <text:p>±10（×10-6）</text:p>
          </table:table-cell>
          <table:table-cell table:style-name="ce11" office:value-type="string" calcext:value-type="string">
            <text:p>±12（×10-6）</text:p>
          </table:table-cell>
          <table:table-cell table:style-name="ce13" office:value-type="string" calcext:value-type="string">
            <text:p>7pF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http://www.kds.info/product/dsr221sth/</text:p>
          </table:table-cell>
          <table:table-cell/>
          <table:table-cell table:style-name="ce5" office:value-type="string" calcext:value-type="string">
            <text:p>DSR221STH</text:p>
          </table:table-cell>
          <table:table-cell office:value-type="string" calcext:value-type="string">
            <text:p>19.2MHz-26MHz</text:p>
          </table:table-cell>
          <table:table-cell/>
          <table:table-cell table:style-name="ce11" office:value-type="string" calcext:value-type="string">
            <text:p>±10（×10-6）</text:p>
          </table:table-cell>
          <table:table-cell table:style-name="ce11" office:value-type="string" calcext:value-type="string">
            <text:p>±12（×10-6）</text:p>
          </table:table-cell>
          <table:table-cell table:style-name="ce13" office:value-type="string" calcext:value-type="string">
            <text:p>7pF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C2650</text:p>
          </table:table-cell>
          <table:table-cell/>
          <table:table-cell table:style-name="ce5" office:value-type="string" calcext:value-type="string">
            <text:p>Crystal</text:p>
          </table:table-cell>
          <table:table-cell table:style-name="ce4" office:value-type="string" calcext:value-type="string">
            <text:p>FC-135 32.7680KA-AG0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</text:p>
          </table:table-cell>
          <table:table-cell office:value-type="string" calcext:value-type="string">
            <text:p>50 kOhm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http://www.kds.info/product/dst310s/</text:p>
          </table:table-cell>
          <table:table-cell table:style-name="ce5"/>
          <table:table-cell table:style-name="ce4" office:value-type="string" calcext:value-type="string">
            <text:p>DST310S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, 9pF, 12.5pF</text:p>
          </table:table-cell>
          <table:table-cell office:value-type="string" calcext:value-type="string">
            <text:p>50kΩ max. / 80kΩ max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http://www.kds.info/product/dst311s/</text:p>
          </table:table-cell>
          <table:table-cell table:style-name="ce5"/>
          <table:table-cell table:style-name="ce4" office:value-type="string" calcext:value-type="string">
            <text:p>DST311S</text:p>
          </table:table-cell>
          <table:table-cell table:style-name="ce5" office:value-type="string" calcext:value-type="string">
            <text:p>32.768kHz</text:p>
          </table:table-cell>
          <table:table-cell/>
          <table:table-cell table:style-name="ce5" office:value-type="string" calcext:value-type="string">
            <text:p>±20ppm</text:p>
          </table:table-cell>
          <table:table-cell/>
          <table:table-cell table:style-name="ce5" office:value-type="string" calcext:value-type="string">
            <text:p>7pF, 9pF, 12.5pF</text:p>
          </table:table-cell>
          <table:table-cell office:value-type="string" calcext:value-type="string">
            <text:p>50kΩ max. / 80kΩ max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7768</text:p>
          </table:table-cell>
          <table:table-cell/>
          <table:table-cell table:style-name="ce5" office:value-type="string" calcext:value-type="string">
            <text:p>Crystal</text:p>
          </table:table-cell>
          <table:table-cell office:value-type="string" calcext:value-type="string">
            <text:p>FA-128</text:p>
          </table:table-cell>
          <table:table-cell office:value-type="string" calcext:value-type="string">
            <text:p>32MHz</text:p>
          </table:table-cell>
          <table:table-cell/>
          <table:table-cell table:style-name="ce5" office:value-type="string" calcext:value-type="string">
            <text:p>10PPM</text:p>
          </table:table-cell>
          <table:table-cell/>
          <table:table-cell office:value-type="string" calcext:value-type="string">
            <text:p>8P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://www.kds.info/product/dsr211ath/</text:p>
          </table:table-cell>
          <table:table-cell/>
          <table:table-cell office:value-type="string" calcext:value-type="string">
            <text:p>DSR211ATH</text:p>
          </table:table-cell>
          <table:table-cell office:value-type="string" calcext:value-type="string">
            <text:p>19.2MHz-38.4MHz</text:p>
          </table:table-cell>
          <table:table-cell/>
          <table:table-cell table:style-name="ce11" office:value-type="string" calcext:value-type="string">
            <text:p>±10（×10-6）</text:p>
          </table:table-cell>
          <table:table-cell table:style-name="ce11" office:value-type="string" calcext:value-type="string">
            <text:p>±12（×10-6）</text:p>
          </table:table-cell>
          <table:table-cell table:style-name="ce13" office:value-type="string" calcext:value-type="string">
            <text:p>7pF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AD7768</text:p>
          </table:table-cell>
          <table:table-cell/>
          <table:table-cell table:style-name="ce2" office:value-type="string" calcext:value-type="string">
            <text:p>Oscillator</text:p>
          </table:table-cell>
          <table:table-cell table:style-name="ce2" office:value-type="string" calcext:value-type="string">
            <text:p>Digikey SER3839-ND</text:p>
          </table:table-cell>
          <table:table-cell office:value-type="string" calcext:value-type="string">
            <text:p>32MHz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http://www.kds.info/product/dsa535sg/</text:p>
          </table:table-cell>
          <table:table-cell/>
          <table:table-cell office:value-type="string" calcext:value-type="string">
            <text:p>DSA535SG</text:p>
          </table:table-cell>
          <table:table-cell office:value-type="string" calcext:value-type="string">
            <text:p>10 40</text:p>
          </table:table-cell>
          <table:table-cell office:value-type="string" calcext:value-type="string">
            <text:p>+2.7 to +5.5</text:p>
          </table:table-cell>
          <table:table-cell office:value-type="string" calcext:value-type="string">
            <text:p>±0.28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ttp://www.kds.info/product/dsb535sg/</text:p>
          </table:table-cell>
          <table:table-cell/>
          <table:table-cell office:value-type="string" calcext:value-type="string">
            <text:p>DSB535SG</text:p>
          </table:table-cell>
          <table:table-cell office:value-type="string" calcext:value-type="string">
            <text:p>10 40</text:p>
          </table:table-cell>
          <table:table-cell office:value-type="string" calcext:value-type="string">
            <text:p>+2.7 to +5.5</text:p>
          </table:table-cell>
          <table:table-cell office:value-type="string" calcext:value-type="string">
            <text:p>±0.28</text:p>
          </table:table-cell>
          <table:table-cell table:number-columns-repeated="6"/>
        </table:table-row>
      </table:table>
      <table:table table:name="Sheet8" table:style-name="ta1">
        <table:shapes>
          <draw:frame draw:z-index="0" draw:name="http://www.kds.info/wp-content/uploads/2015/10/product_sss.jpg" draw:style-name="gr1" draw:text-style-name="P1" svg:width="1.904cm" svg:height="1.851cm" svg:x="85.795cm" svg:y="0.903cm">
            <draw:image xlink:href="http://www.kds.info/wp-content/uploads/2015/10/product_sss.jpg" xlink:type="simple" xlink:show="embed" xlink:actuate="onLoad">
              <text:p/>
            </draw:image>
          </draw:frame>
          <draw:frame draw:z-index="1" draw:name="http://www.kds.info/wp-content/uploads/2015/10/product_sss.jpg" draw:style-name="gr1" draw:text-style-name="P1" svg:width="1.904cm" svg:height="1.851cm" svg:x="99.342cm" svg:y="1.354cm">
            <draw:image xlink:href="http://www.kds.info/wp-content/uploads/2015/10/product_sss.jpg" xlink:type="simple" xlink:show="embed" xlink:actuate="onLoad">
              <text:p/>
            </draw:image>
          </draw:frame>
          <draw:frame draw:z-index="2" draw:name="http://www.kds.info/wp-content/uploads/2015/10/product_sss.jpg" draw:style-name="gr1" draw:text-style-name="P1" svg:width="1.904cm" svg:height="1.851cm" svg:x="112.888cm" svg:y="1.806cm">
            <draw:image xlink:href="http://www.kds.info/wp-content/uploads/2015/10/product_sss.jpg" xlink:type="simple" xlink:show="embed" xlink:actuate="onLoad">
              <text:p/>
            </draw:image>
          </draw:frame>
          <draw:frame draw:z-index="3" draw:name="http://www.kds.info/wp-content/uploads/2015/10/product_sss.jpg" draw:style-name="gr1" draw:text-style-name="P1" svg:width="1.904cm" svg:height="1.851cm" svg:x="126.435cm" svg:y="2.257cm">
            <draw:image xlink:href="http://www.kds.info/wp-content/uploads/2015/10/product_sss.jpg" xlink:type="simple" xlink:show="embed" xlink:actuate="onLoad">
              <text:p/>
            </draw:image>
          </draw:frame>
          <draw:frame draw:z-index="4" draw:name="http://www.kds.info/wp-content/uploads/2015/10/product_sss.jpg" draw:style-name="gr1" draw:text-style-name="P1" svg:width="1.904cm" svg:height="1.851cm" svg:x="139.982cm" svg:y="2.709cm">
            <draw:image xlink:href="http://www.kds.info/wp-content/uploads/2015/10/product_sss.jpg" xlink:type="simple" xlink:show="embed" xlink:actuate="onLoad">
              <text:p/>
            </draw:image>
          </draw:frame>
          <draw:frame draw:z-index="5" draw:name="http://www.kds.info/wp-content/uploads/2015/10/product_sss.jpg" draw:style-name="gr1" draw:text-style-name="P1" svg:width="1.904cm" svg:height="1.851cm" svg:x="153.528cm" svg:y="3.16cm">
            <draw:image xlink:href="http://www.kds.info/wp-content/uploads/2015/10/product_sss.jpg" xlink:type="simple" xlink:show="embed" xlink:actuate="onLoad">
              <text:p/>
            </draw:image>
          </draw:frame>
          <draw:frame draw:z-index="6" draw:name="http://www.kds.info/wp-content/uploads/2015/10/product_sss.jpg" draw:style-name="gr1" draw:text-style-name="P1" svg:width="1.904cm" svg:height="1.851cm" svg:x="167.075cm" svg:y="3.612cm">
            <draw:image xlink:href="http://www.kds.info/wp-content/uploads/2015/10/product_sss.jpg" xlink:type="simple" xlink:show="embed" xlink:actuate="onLoad">
              <text:p/>
            </draw:image>
          </draw:frame>
          <draw:frame draw:z-index="7" draw:name="http://www.kds.info/wp-content/uploads/2015/10/product_sss.jpg" draw:style-name="gr1" draw:text-style-name="P1" svg:width="1.904cm" svg:height="1.851cm" svg:x="85.795cm" svg:y="0.903cm">
            <draw:image xlink:href="http://www.kds.info/wp-content/uploads/2015/10/product_sss.jpg" xlink:type="simple" xlink:show="embed" xlink:actuate="onLoad">
              <text:p/>
            </draw:image>
          </draw:frame>
          <draw:frame draw:z-index="8" draw:name="http://www.kds.info/wp-content/uploads/2015/10/product_sss.jpg" draw:style-name="gr1" draw:text-style-name="P1" svg:width="1.904cm" svg:height="1.851cm" svg:x="99.342cm" svg:y="1.354cm">
            <draw:image xlink:href="http://www.kds.info/wp-content/uploads/2015/10/product_sss.jpg" xlink:type="simple" xlink:show="embed" xlink:actuate="onLoad">
              <text:p/>
            </draw:image>
          </draw:frame>
          <draw:frame draw:z-index="9" draw:name="http://www.kds.info/wp-content/uploads/2015/10/product_sss.jpg" draw:style-name="gr1" draw:text-style-name="P1" svg:width="1.904cm" svg:height="1.851cm" svg:x="112.888cm" svg:y="1.806cm">
            <draw:image xlink:href="http://www.kds.info/wp-content/uploads/2015/10/product_sss.jpg" xlink:type="simple" xlink:show="embed" xlink:actuate="onLoad">
              <text:p/>
            </draw:image>
          </draw:frame>
          <draw:frame draw:z-index="10" draw:name="http://www.kds.info/wp-content/uploads/2015/10/product_sss.jpg" draw:style-name="gr1" draw:text-style-name="P1" svg:width="1.904cm" svg:height="1.851cm" svg:x="126.435cm" svg:y="2.257cm">
            <draw:image xlink:href="http://www.kds.info/wp-content/uploads/2015/10/product_sss.jpg" xlink:type="simple" xlink:show="embed" xlink:actuate="onLoad">
              <text:p/>
            </draw:image>
          </draw:frame>
          <draw:frame draw:z-index="11" draw:name="http://www.kds.info/wp-content/uploads/2015/10/product_sss.jpg" draw:style-name="gr1" draw:text-style-name="P1" svg:width="1.904cm" svg:height="1.851cm" svg:x="139.982cm" svg:y="2.709cm">
            <draw:image xlink:href="http://www.kds.info/wp-content/uploads/2015/10/product_sss.jpg" xlink:type="simple" xlink:show="embed" xlink:actuate="onLoad">
              <text:p/>
            </draw:image>
          </draw:frame>
          <draw:frame draw:z-index="12" draw:name="http://www.kds.info/wp-content/uploads/2015/10/product_sss.jpg" draw:style-name="gr1" draw:text-style-name="P1" svg:width="1.904cm" svg:height="1.851cm" svg:x="153.528cm" svg:y="3.16cm">
            <draw:image xlink:href="http://www.kds.info/wp-content/uploads/2015/10/product_sss.jpg" xlink:type="simple" xlink:show="embed" xlink:actuate="onLoad">
              <text:p/>
            </draw:image>
          </draw:frame>
          <draw:frame draw:z-index="13" draw:name="http://www.kds.info/wp-content/uploads/2015/10/product_sss.jpg" draw:style-name="gr1" draw:text-style-name="P1" svg:width="1.904cm" svg:height="1.851cm" svg:x="167.075cm" svg:y="3.612cm">
            <draw:image xlink:href="http://www.kds.info/wp-content/uploads/2015/10/product_sss.jpg" xlink:type="simple" xlink:show="embed" xlink:actuate="onLoad">
              <text:p/>
            </draw:image>
          </draw:frame>
        </table:shapes>
        <table:table-column table:style-name="co2" table:number-columns-repeated="7" table:default-cell-style-name="Default"/>
        <table:table-row table:style-name="ro5">
          <table:table-cell office:value-type="float" office:value="24000" calcext:value-type="float">
            <text:p>24000</text:p>
          </table:table-cell>
          <table:table-cell office:value-type="string" calcext:value-type="string">
            <text:p>smd02520c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m2s</text:p>
          </table:table-cell>
          <table:table-cell office:value-type="float" office:value="75" calcext:value-type="float">
            <text:p>75</text:p>
          </table:table-cell>
        </table:table-row>
        <table:table-row table:style-name="ro5">
          <table:table-cell office:value-type="float" office:value="32.768" calcext:value-type="float">
            <text:p>32.768</text:p>
          </table:table-cell>
          <table:table-cell office:value-type="string" calcext:value-type="string">
            <text:p>smd03215c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c-1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32.768" calcext:value-type="float">
            <text:p>32.768</text:p>
          </table:table-cell>
          <table:table-cell office:value-type="string" calcext:value-type="string">
            <text:p>smd07015p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c-1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float" office:value="32000" calcext:value-type="float">
            <text:p>32000</text:p>
          </table:table-cell>
          <table:table-cell office:value-type="string" calcext:value-type="string">
            <text:p>smd02016c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20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8192" calcext:value-type="float">
            <text:p>8192</text:p>
          </table:table-cell>
          <table:table-cell office:value-type="string" calcext:value-type="string">
            <text:p>smd05032c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d0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kr </number:text>
      <number:number number:decimal-places="0" number:min-integer-digits="1" number:grouping="true"/>
    </number:number-style>
    <number:number-style style:name="N143">
      <number:text>kr 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text>kr </number:text>
      <number:number number:decimal-places="0" number:min-integer-digits="1" number:grouping="true"/>
    </number:number-style>
    <number:number-style style:name="N144">
      <style:text-properties fo:color="#ff0000"/>
      <number:text>kr -</number:text>
      <number:number number:decimal-places="0" number:min-integer-digits="1" number:grouping="true"/>
      <style:map style:condition="value()&gt;=0" style:apply-style-name="N144P0"/>
    </number:number-style>
    <number:number-style style:name="N146P0" style:volatile="true">
      <number:text>kr </number:text>
      <number:number number:decimal-places="2" number:min-integer-digits="1" number:grouping="true"/>
    </number:number-style>
    <number:number-style style:name="N146">
      <number:text>kr 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kr </number:text>
      <number:number number:decimal-places="2" number:min-integer-digits="1" number:grouping="true"/>
    </number:number-style>
    <number:number-style style:name="N147">
      <style:text-properties fo:color="#ff0000"/>
      <number:text>kr -</number:text>
      <number:number number:decimal-places="2" number:min-integer-digits="1" number:grouping="true"/>
      <style:map style:condition="value()&gt;=0" style:apply-style-name="N147P0"/>
    </number:number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3P2" style:volatile="true">
      <number:text> kr </number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9P2" style:volatile="true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kr </number:text>
      <number:number number:decimal-places="0" number:min-integer-digits="1" number:grouping="true"/>
      <number:text> </number:text>
    </number:number-style>
    <number:number-style style:name="N161">
      <number:text>(kr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kr </number:text>
      <number:number number:decimal-places="2" number:min-integer-digits="1" number:grouping="true"/>
      <number:text> </number:text>
    </number:number-style>
    <number:number-style style:name="N164">
      <number:text>(kr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 kr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7P2" style:volatile="true">
      <number:text> kr </number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number:text> kr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01:33:22.988842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9:21:16.197485017</meta:creation-date>
    <dc:date>2016-06-25T21:53:36.924068690</dc:date>
    <meta:editing-duration>P10DT7H12M32S</meta:editing-duration>
    <meta:editing-cycles>16</meta:editing-cycles>
    <meta:generator>LibreOffice/4.2.8.2$Linux_X86_64 LibreOffice_project/420m0$Build-2</meta:generator>
    <meta:document-statistic meta:table-count="8" meta:cell-count="588" meta:object-count="14"/>
  </office:meta>
</office:document-meta>
</file>